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0fe5dc" officeooo:paragraph-rsid="000fe5dc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paragraph-rsid="00118b0b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paragraph-rsid="0011f03b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rsid="0011f03b" officeooo:paragraph-rsid="001352d2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rsid="001352d2" officeooo:paragraph-rsid="001352d2" style:font-weight-asian="normal" style:font-name-complex="Arial" style:font-weight-complex="normal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0fe5dc" style:font-weight-asian="normal" style:font-name-complex="Arial" style:font-weight-complex="normal"/>
    </style:style>
    <style:style style:name="T3" style:family="text">
      <style:text-properties style:font-name="Arial" fo:font-weight="normal" officeooo:rsid="0011353b" style:font-weight-asian="normal" style:font-name-complex="Arial" style:font-weight-complex="normal"/>
    </style:style>
    <style:style style:name="T4" style:family="text">
      <style:text-properties officeooo:rsid="000fe5dc"/>
    </style:style>
    <style:style style:name="T5" style:family="text">
      <style:text-properties officeooo:rsid="0011353b"/>
    </style:style>
    <style:style style:name="T6" style:family="text">
      <style:text-properties officeooo:rsid="00118b0b"/>
    </style:style>
    <style:style style:name="T7" style:family="text">
      <style:text-properties officeooo:rsid="0011f03b"/>
    </style:style>
    <style:style style:name="T8" style:family="text">
      <style:text-properties officeooo:rsid="001352d2"/>
    </style:style>
    <style:style style:name="T9" style:family="text">
      <style:text-properties officeooo:rsid="0016562f"/>
    </style:style>
    <style:style style:name="T10" style:family="text">
      <style:text-properties officeooo:rsid="001741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ome do Caso de Uso: </text:span><text:span text:style-name="T2">Usuário passa </text:span><text:span text:style-name="T3">a tag</text:span><text:span text:style-name="T2"> no leitor RFID.</text:span></text:p>
      <text:p text:style-name="P1"/>
      <text:p text:style-name="P1">Descrição: </text:p>
      <text:p text:style-name="P3">Este caso de uso se inicia <text:span text:style-name="T5">quando o</text:span> usuário passa <text:span text:style-name="T5">a tag </text:span>no leitor de RFID d<text:span text:style-name="T8">o</text:span> <text:span text:style-name="T8">dispositivo IoT.</text:span></text:p>
      <text:p text:style-name="P1"/>
      <text:p text:style-name="P1">Eventos: </text:p>
      <text:p text:style-name="P2">- <text:span text:style-name="T4">Leitura da tag.</text:span></text:p>
      <text:p text:style-name="P2">- <text:span text:style-name="T4">Validação da tag.</text:span></text:p>
      <text:p text:style-name="P1"/>
      <text:p text:style-name="P1">Atores:</text:p>
      <text:p text:style-name="P2">- <text:span text:style-name="T4">Usuário.</text:span></text:p>
      <text:p text:style-name="P1"/>
      <text:p text:style-name="P1">Pré-<text:span text:style-name="T10">c</text:span>ondições:</text:p>
      <text:p text:style-name="P2">- <text:span text:style-name="T5">Usuário possuir uma tag cadastrada.</text:span></text:p>
      <text:p text:style-name="P2"/>
      <text:p text:style-name="P1">Pós-Condições:</text:p>
      <text:p text:style-name="P1">1. Conclusões com sucesso: </text:p>
      <text:p text:style-name="P2">- <text:span text:style-name="T9">Alteração do status do alarme.</text:span></text:p>
      <text:p text:style-name="P1">2. Conclusões sem sucesso: </text:p>
      <text:p text:style-name="P2">- <text:span text:style-name="T9">Status do alarme não é alterado.</text:span></text:p>
      <text:p text:style-name="P2"/>
      <text:p text:style-name="P1">Fluxo básico:</text:p>
      <text:p text:style-name="P2"/>
      <text:p text:style-name="P2">1. <text:span text:style-name="T5">Usuário passa a tag no leitor</text:span></text:p>
      <text:p text:style-name="P4"><text:span text:style-name="T6">2.</text:span> <text:span text:style-name="T5">RFID faz a leitura da tag</text:span></text:p>
      <text:p text:style-name="P2"><text:span text:style-name="T6">3</text:span>. <text:span text:style-name="T6">Validação da tag (A1)</text:span></text:p>
      <text:p text:style-name="P2"><text:span text:style-name="T7">4</text:span>. <text:span text:style-name="T7">Tag é autorizada</text:span></text:p>
      <text:p text:style-name="P6">5. <text:span text:style-name="T8">Status do alarme é alterado(B1)</text:span>.</text:p>
      <text:p text:style-name="P1"/>
      <text:p text:style-name="P1">Fluxos alternativos:</text:p>
      <text:p text:style-name="P5">A1: em "<text:span text:style-name="T6">3.</text:span> <text:span text:style-name="T6">Validação da tag</text:span>", <text:span text:style-name="T7">se for autorizada vai para item 4, se não A1.1</text:span></text:p>
      <text:p text:style-name="P2">A<text:span text:style-name="T7">1</text:span>.1: <text:span text:style-name="T8">Status atual do alarme permanece sem alteração.</text:span></text:p>
      <text:p text:style-name="P2"/>
      <text:p text:style-name="P7">B1: em “5. Status do alarme é alterado”, se status atual for “desativado” ou “Alarme Disparado” muda para “Ativado”, se não B1.1</text:p>
      <text:p text:style-name="P7">B1.1: Status atual do alarme muda para “desativado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dc:date>2020-03-16T21:54:44.505000000</dc:date>
    <meta:editing-duration>PT50M35S</meta:editing-duration>
    <meta:editing-cycles>11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6" meta:word-count="160" meta:character-count="887" meta:non-whitespace-character-count="749"/>
  </office:meta>
</office:document-meta>
</file>